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86ba0" officeooo:paragraph-rsid="00186ba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86ba0" officeooo:paragraph-rsid="00186ba0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ff0000" fo:font-size="18pt" style:text-underline-style="solid" style:text-underline-width="auto" style:text-underline-color="font-color" fo:font-weight="bold" officeooo:rsid="00186ba0" officeooo:paragraph-rsid="00186ba0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9900" fo:font-size="12pt" style:text-underline-style="solid" style:text-underline-width="auto" style:text-underline-color="font-color" officeooo:rsid="00186ba0" officeooo:paragraph-rsid="00186ba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style:text-underline-style="none" officeooo:rsid="001d313d" officeooo:paragraph-rsid="001d313d" style:font-size-asian="10.5pt" style:font-size-complex="12pt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2pt" style:text-underline-style="none" fo:font-weight="normal" officeooo:rsid="00186ba0" officeooo:paragraph-rsid="00186ba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style:use-window-font-color="true" fo:font-size="12pt" style:text-underline-style="none" fo:font-weight="normal" officeooo:rsid="001d313d" officeooo:paragraph-rsid="001d313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officeooo:rsid="001f17d5" officeooo:paragraph-rsid="001f17d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2pt" style:text-underline-style="none" officeooo:rsid="001d313d" officeooo:paragraph-rsid="001d313d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bold" officeooo:rsid="00220a8f" officeooo:paragraph-rsid="00220a8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220a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6a7a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use-window-font-color="true" fo:font-size="12pt" style:text-underline-style="none" fo:font-weight="normal" officeooo:rsid="00220a8f" style:font-size-asian="10.5pt" style:font-weight-asian="normal" style:font-size-complex="12pt" style:font-weight-complex="normal"/>
    </style:style>
    <style:style style:name="T5" style:family="text">
      <style:text-properties officeooo:rsid="0023db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 Sprint <text:span text:style-name="T2">D</text:span></text:p>
      <text:p text:style-name="P3"/>
      <text:p text:style-name="P3"/>
      <text:p text:style-name="P6">*********************************************</text:p>
      <text:p text:style-name="P7"><text:span text:style-name="T1">CODE SOURCE :</text:span> <text:a xlink:type="simple" xlink:href="https://github.com/Poirault/IPI2.git" text:style-name="Internet_20_link" text:visited-style-name="Visited_20_Internet_20_Link">https://github.com/Poirault/IPI2.git</text:a></text:p>
      <text:p text:style-name="P7">*********************************************</text:p>
      <text:p text:style-name="P1"/>
      <text:p text:style-name="P4">I-Programmation</text:p>
      <text:p text:style-name="P2"/>
      <text:p text:style-name="P8">La SDL a plutôt bien fonctionné depuis le début, nous avions seulement quelques petits problèmes que nous résolvions en faisant plusieurs essais : dont le choix de la taille du jeu par exemple, puisque les chiffres se superposaient les uns sur les autres. Il fallait juste insérer une fonction propre à la SDL qui "refresh" l'image. On a eu aussi quelque problèmes pour les icônes, du fait du choix de notre fond noir, avec les droits d'auteurs, on a aussi dû les retoucher avec paint afin de rendre le visuel le plus beau possible.</text:p>
      <text:p text:style-name="P8"/>
      <text:p text:style-name="P8">Nous n'avons pas eu le temps d'implémenter le solveur sur le SDL puisque Léo a eu un problème avec son ordinateur, mais avec un jour de plus nous aurions pu l'insérer.</text:p>
      <text:p text:style-name="P2"/>
      <text:p text:style-name="P2"/>
      <text:p text:style-name="P2"/>
      <text:p text:style-name="P4">II-Répartition du travail</text:p>
      <text:p text:style-name="P4"/>
      <text:p text:style-name="P5">Désignation du référent : <text:span text:style-name="T2">Léo</text:span> (qui réparti les taĉhes)</text:p>
      <text:p text:style-name="P5"/>
      <text:p text:style-name="P5">-Kevin : <text:span text:style-name="T2">SDL, rapport, README, commentaire doxygen, valgrind</text:span></text:p>
      <text:p text:style-name="P5">-Vartan : <text:span text:style-name="T2">SDL</text:span> </text:p>
      <text:p text:style-name="P5">-Léo : <text:span text:style-name="T2">Solveur optimisé</text:span></text:p>
      <text:p text:style-name="P5">-Romuald : <text:span text:style-name="T5">gant, plan de charge</text:span></text:p>
      <text:p text:style-name="P5"/>
      <text:p text:style-name="P5"/>
      <text:p text:style-name="P5"/>
      <text:p text:style-name="P10">PS :<text:span text:style-name="T3"> </text:span></text:p>
      <text:p text:style-name="P10"><text:span text:style-name="T3"/></text:p>
      <text:p text:style-name="P10"><text:span text:style-name="T3">-Vous trouverez deux livrables pour ce sprint, celui de Kevin BIZIEN, qui a le jeu « fini », il manque juste le solveur optimisé. Et celui de Léo, qui a un solveur optimisé, donnant la meilleure solution en un temps très correct.</text:span></text:p>
      <text:p text:style-name="P10"><text:span text:style-name="T3"/></text:p>
      <text:p text:style-name="P11"><text:span text:style-name="T4">-</text:span><text:span text:style-name="T3">Si notre interface graphique, le fonctionnement du jeu et sa fluidité vous convient, nous vous invitons autour de quelques verrines et rafraîchissement afin d'en discuter plus approfondissement et de réfléchir à un logo</text:span><text:span text:style-name="T4">.</text:span>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21:00:34.148825096</meta:creation-date>
    <dc:date>2017-05-15T12:40:53.612221673</dc:date>
    <meta:editing-duration>PT1H21M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45" meta:character-count="1532" meta:non-whitespace-character-count="1301"/>
  </office:meta>
</office:document-meta>
</file>